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2.6cm" fo:min-width="3.5cm" fo:padding-top="0.1cm" fo:padding-bottom="0.1cm" fo:padding-left="0.1cm" fo:padding-right="0.1cm"/>
    </style:style>
    <style:style style:name="gr2" style:family="graphic" style:parent-style-name="objectwithoutfill">
      <style:graphic-properties svg:stroke-width="0.02cm" svg:stroke-color="#000000" draw:marker-start-width="0.23cm" draw:marker-end="Arrow" draw:marker-end-width="0.1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style:font-name="Times New Roman" fo:font-size="12pt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Times New Roman" fo:font-size="12pt" fo:font-style="normal" fo:font-weight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fo:font-style="normal" fo:font-weight="normal"/>
    </style:style>
    <style:style style:name="T2" style:family="text">
      <style:text-properties style:font-name="Times New Roman" fo:font-size="12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2.8cm" svg:x="0.2cm" svg:y="3.5cm">
          <text:p text:style-name="P1"><text:span text:style-name="T1">Стваловая</text:span></text:p>
          <text:p text:style-name="P1"><text:span text:style-name="T1">распрацоўка</text:span></text:p>
          <text:p text:style-name="P1"><text:span text:style-name="T1">і</text:span></text:p>
          <text:p text:style-name="P1"><text:span text:style-name="T1">бесперапынная</text:span></text:p>
          <text:p text:style-name="P1"><text:span text:style-name="T1">інтэграцыя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2.8cm" svg:x="4.9cm" svg:y="3.5cm">
          <text:p text:style-name="P1"><text:span text:style-name="T1">Фактары</text:span></text:p>
          <text:p text:style-name="P1"><text:span text:style-name="T1">з левага боку</text:span></text:p>
          <text:p text:style-name="P1"><text:span text:style-name="T1">дыяграмы</text:span></text:p>
          <text:p text:style-name="P1"><text:span text:style-name="T1">прыводзяць да …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2.8cm" svg:x="9.6cm" svg:y="3.5cm">
          <text:p text:style-name="P1"><text:span text:style-name="T1">Высокі ўзровень</text:span></text:p>
          <text:p text:style-name="P1"><text:span text:style-name="T1">IT прадукцыйнасці</text:span></text:p>
          <text:p text:style-name="P1"><text:span text:style-name="T1">(выкананне работ,</text:span><text:span text:style-name="T1"><text:line-break/></text:span><text:span text:style-name="T1">стабільнасць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2.8cm" svg:x="14.3cm" svg:y="3.5cm">
          <text:p text:style-name="P1"><text:span text:style-name="T1">Высокі ўзровень</text:span></text:p>
          <text:p text:style-name="P1"><text:span text:style-name="T1">прадукцыйнасці</text:span></text:p>
          <text:p text:style-name="P1"><text:span text:style-name="T1">арганізацыі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2.8cm" svg:x="0.2cm" svg:y="0.2cm">
          <text:p text:style-name="P1"><text:span text:style-name="T1">поўнае, хуткае,</text:span><text:span text:style-name="T1"><text:line-break/></text:span><text:span text:style-name="T1">надзейнае</text:span><text:span text:style-name="T1"><text:line-break/></text:span><text:span text:style-name="T2">тэсціраванне</text:span><text:span text:style-name="T1"> і</text:span><text:span text:style-name="T1"><text:line-break/></text:span><text:span text:style-name="T1">аўтаматызацыя</text:span><text:span text:style-name="T1"><text:line-break/></text:span><text:span text:style-name="T1">разгортвання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2.8cm" svg:x="0.2cm" svg:y="6.8cm">
          <text:p text:style-name="P1"><text:span text:style-name="T1">Кантроль версій</text:span></text:p>
          <text:p text:style-name="P1"><text:span text:style-name="T1">для</text:span></text:p>
          <text:p text:style-name="P1"><text:span text:style-name="T1">кода праграм,</text:span></text:p>
          <text:p text:style-name="P1"><text:span text:style-name="T1">сістэмных</text:span></text:p>
          <text:p text:style-name="P1"><text:span text:style-name="T1">канфігурацый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2.8cm" svg:x="9.6cm" svg:y="6.8cm">
          <text:p text:style-name="P1"><text:span text:style-name="T1">Памяншэнне</text:span></text:p>
          <text:p text:style-name="P1"><text:span text:style-name="T1">каэфіцыента</text:span></text:p>
          <text:p text:style-name="P1"><text:span text:style-name="T1">памылак</text:span></text:p>
          <text:p text:style-name="P1"><text:span text:style-name="T1">пры змяненнях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2.8cm" svg:x="9.6cm" svg:y="0.2cm">
          <text:p text:style-name="P1"><text:span text:style-name="T1">Памяншэнне</text:span></text:p>
          <text:p text:style-name="P1"><text:span text:style-name="T1">праблем</text:span></text:p>
          <text:p text:style-name="P1"><text:span text:style-name="T1">падчас</text:span></text:p>
          <text:p text:style-name="P1"><text:span text:style-name="T1">разгортвання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9cm" svg:y1="1.6cm" svg:x2="4.8cm" svg:y2="4.6cm">
          <text:p/>
        </draw:line>
        <draw:line draw:style-name="gr2" draw:text-style-name="P3" draw:layer="layout" svg:x1="3.9cm" svg:y1="5cm" svg:x2="4.8cm" svg:y2="5cm">
          <text:p/>
        </draw:line>
        <draw:line draw:style-name="gr2" draw:text-style-name="P3" draw:layer="layout" svg:x1="3.9cm" svg:y1="8.3cm" svg:x2="4.8cm" svg:y2="5.4cm">
          <text:p/>
        </draw:line>
        <draw:line draw:style-name="gr2" draw:text-style-name="P3" draw:layer="layout" svg:x1="13.298cm" svg:y1="1.6cm" svg:x2="14.198cm" svg:y2="4.6cm">
          <text:p/>
        </draw:line>
        <draw:line draw:style-name="gr2" draw:text-style-name="P3" draw:layer="layout" svg:x1="13.298cm" svg:y1="5cm" svg:x2="14.198cm" svg:y2="5cm">
          <text:p/>
        </draw:line>
        <draw:line draw:style-name="gr2" draw:text-style-name="P3" draw:layer="layout" svg:x1="13.298cm" svg:y1="8.3cm" svg:x2="14.198cm" svg:y2="5.4cm">
          <text:p/>
        </draw:line>
        <draw:line draw:style-name="gr2" draw:text-style-name="P3" draw:layer="layout" svg:x1="8.595cm" svg:y1="5cm" svg:x2="9.495cm" svg:y2="5cm">
          <text:p/>
        </draw:line>
        <draw:line draw:style-name="gr2" draw:text-style-name="P3" draw:layer="layout" svg:x1="8.597cm" svg:y1="5.005cm" svg:x2="9.497cm" svg:y2="2.105cm">
          <text:p/>
        </draw:line>
        <draw:line draw:style-name="gr2" draw:text-style-name="P3" draw:layer="layout" svg:x1="8.598cm" svg:y1="4.995cm" svg:x2="9.498cm" svg:y2="7.9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8.2cm" fo:page-height="9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1:40:28.279156923</meta:creation-date>
    <dc:date>2019-03-24T12:14:39.588633256</dc:date>
    <meta:editing-duration>PT2M13S</meta:editing-duration>
    <meta:editing-cycles>1</meta:editing-cycles>
    <meta:document-statistic meta:object-count="17"/>
    <meta:generator>LibreOffice/6.1.5.2$Linux_X86_64 LibreOffice_project/10$Build-2</meta:generator>
  </office:meta>
</office:document-meta>
</file>